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9">
      <style:table-cell-properties fo:border="0.06pt solid #000000"/>
    </style:style>
    <style:style style:name="ce3" style:family="table-cell" style:parent-style-name="Default" style:data-style-name="N109">
      <style:table-cell-properties fo:background-color="#ccff00" fo:border="0.06pt solid #0000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 style:data-style-name="N109">
      <style:table-cell-properties fo:background-color="#99ff66" fo:border="0.06pt solid #000000"/>
    </style:style>
    <style:style style:name="ce6" style:family="table-cell" style:parent-style-name="Default" style:data-style-name="N109"/>
    <style:style style:name="ce7" style:family="table-cell" style:parent-style-name="Default" style:data-style-name="N132"/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abelle1" table:style-name="ta1">
        <table:shapes>
          <draw:frame draw:z-index="0" draw:style-name="gr1" draw:text-style-name="P1" svg:width="314.81mm" svg:height="200.18mm" svg:x="57.04mm" svg:y="94.53mm">
            <loext:p draw:notify-on-update-of-ranges="Tabelle1.A23:Tabelle1.A33 Tabelle1.B23:Tabelle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Temperaturen</text:p>
          </table:table-cell>
          <table:table-cell office:value-type="string" calcext:value-type="string">
            <text:p>SW</text:p>
          </table:table-cell>
          <table:table-cell table:style-name="ce4" office:value-type="string" calcext:value-type="string">
            <text:p>x1</text:p>
          </table:table-cell>
          <table:table-cell office:value-type="string" calcext:value-type="string">
            <text:p>SW</text:p>
          </table:table-cell>
          <table:table-cell table:style-name="ce4"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Temperaturen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L-Phase</text:p>
          </table:table-cell>
          <table:table-cell table:style-name="ce4" office:value-type="string" calcext:value-type="string">
            <text:p>L-Phase</text:p>
          </table:table-cell>
          <table:table-cell office:value-type="string" calcext:value-type="string">
            <text:p>V-Phase</text:p>
          </table:table-cell>
          <table:table-cell table:style-name="ce4" office:value-type="string" calcext:value-type="string">
            <text:p>V-Phase</text:p>
          </table:table-cell>
          <table:table-cell table:number-columns-repeated="4"/>
          <table:table-cell office:value-type="string" calcext:value-type="string">
            <text:p>°C</text:p>
          </table:table-cell>
          <table:table-cell table:number-columns-repeated="3" office:value-type="string" calcext:value-type="string">
            <text:p>L-Phase</text:p>
          </table:table-cell>
          <table:table-cell table:number-columns-repeated="3" office:value-type="string" calcext:value-type="string">
            <text:p>V-Phase</text:p>
          </table:table-cell>
          <table:table-cell table:number-columns-repeated="2" office:value-type="string" calcext:value-type="string">
            <text:p>kP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kPa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77.71" calcext:value-type="float">
            <text:p>77,710</text:p>
          </table:table-cell>
          <table:table-cell table:style-name="ce3" office:value-type="float" office:value="1.358" calcext:value-type="float">
            <text:p>1,358</text:p>
          </table:table-cell>
          <table:table-cell table:style-name="ce5" table:formula="of:=([.C3]-[.$B$37])/[.$B$36]" office:value-type="float" office:value="1.08611192949416" calcext:value-type="float">
            <text:p>1,086</text:p>
          </table:table-cell>
          <table:table-cell table:style-name="ce3" office:value-type="float" office:value="1.358" calcext:value-type="float">
            <text:p>1,358</text:p>
          </table:table-cell>
          <table:table-cell table:style-name="ce5" table:formula="of:=([.E3]-[.$B$37])/[.$B$36]" office:value-type="float" office:value="1.08611192949416" calcext:value-type="float">
            <text:p>1,0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7.71" calcext:value-type="float">
            <text:p>77,71</text:p>
          </table:table-cell>
          <table:table-cell table:style-name="ce6" office:value-type="float" office:value="1.358" calcext:value-type="float">
            <text:p>1,358</text:p>
          </table:table-cell>
          <table:table-cell table:style-name="ce6" office:value-type="float" office:value="1" calcext:value-type="float">
            <text:p>1,000</text:p>
          </table:table-cell>
          <table:table-cell table:formula="of:=1-[.M3]" office:value-type="float" office:value="0" calcext:value-type="float">
            <text:p>0</text:p>
          </table:table-cell>
          <table:table-cell table:style-name="ce6" office:value-type="float" office:value="1.358" calcext:value-type="float">
            <text:p>1,358</text:p>
          </table:table-cell>
          <table:table-cell table:style-name="ce6" office:value-type="float" office:value="1" calcext:value-type="float">
            <text:p>1,000</text:p>
          </table:table-cell>
          <table:table-cell table:formula="of:=1-[.P3]" office:value-type="float" office:value="0" calcext:value-type="float">
            <text:p>0</text:p>
          </table:table-cell>
          <table:table-cell table:style-name="ce7" table:formula="of:=10^(7.77534-(1892.02/(249.47+[.K3])))" office:value-type="float" office:value="98.294521927515" calcext:value-type="float">
            <text:p>98,295</text:p>
          </table:table-cell>
          <table:table-cell table:style-name="ce7" table:formula="of:=10^(5.9662-(1201.53/(222.65+[.K3])))" office:value-type="float" office:value="92.4486044242521" calcext:value-type="float">
            <text:p>92,449</text:p>
          </table:table-cell>
          <table:table-cell table:style-name="ce6" table:formula="of:=(99.84*[.P3])/([.R3]*[.M3])" office:value-type="float" office:value="1.01572293188042" calcext:value-type="float">
            <text:p>1,016</text:p>
          </table:table-cell>
          <table:table-cell table:style-name="ce6" office:value-type="float" office:value="0" calcext:value-type="float">
            <text:p>0,000</text:p>
          </table:table-cell>
          <table:table-cell table:style-name="ce6" table:formula="of:=99.84*[.P3]" office:value-type="float" office:value="99.84" calcext:value-type="float">
            <text:p>99,840</text:p>
          </table:table-cell>
          <table:table-cell table:style-name="ce6" table:formula="of:=99.84*[.Q3]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73.456" calcext:value-type="float">
            <text:p>73,456</text:p>
          </table:table-cell>
          <table:table-cell table:style-name="ce3" office:value-type="float" office:value="1.361" calcext:value-type="float">
            <text:p>1,361</text:p>
          </table:table-cell>
          <table:table-cell table:style-name="ce5" table:formula="of:=([.C4]-[.$B$37])/[.$B$36]" office:value-type="float" office:value="1.03887478396774" calcext:value-type="float">
            <text:p>1,039</text:p>
          </table:table-cell>
          <table:table-cell table:style-name="ce3" office:value-type="float" office:value="1.375" calcext:value-type="float">
            <text:p>1,375</text:p>
          </table:table-cell>
          <table:table-cell table:style-name="ce5" table:formula="of:=([.E4]-[.$B$37])/[.$B$36]" office:value-type="float" office:value="0.8184347715111" calcext:value-type="float">
            <text:p>0,8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3.456" calcext:value-type="float">
            <text:p>73,456</text:p>
          </table:table-cell>
          <table:table-cell table:style-name="ce6" office:value-type="float" office:value="1.361" calcext:value-type="float">
            <text:p>1,361</text:p>
          </table:table-cell>
          <table:table-cell table:style-name="ce6" table:formula="of:=ABS(-0.00000000190446*(SQRT(-1.05017E+019*([.L4]-1.43657))-374560519))" office:value-type="float" office:value="0.983252394018966" calcext:value-type="float">
            <text:p>0,983</text:p>
          </table:table-cell>
          <table:table-cell table:formula="of:=1-[.M4]" office:value-type="float" office:value="0.016747605981034" calcext:value-type="float">
            <text:p>0,016747606</text:p>
          </table:table-cell>
          <table:table-cell table:style-name="ce6" office:value-type="float" office:value="1.375" calcext:value-type="float">
            <text:p>1,375</text:p>
          </table:table-cell>
          <table:table-cell table:style-name="ce6" table:formula="of:=ABS(-0.00000000190446*(SQRT(-1.05017E+019*([.O4]-1.43657))-374560519))" office:value-type="float" office:value="0.818055987773709" calcext:value-type="float">
            <text:p>0,818</text:p>
          </table:table-cell>
          <table:table-cell table:formula="of:=1-[.P4]" office:value-type="float" office:value="0.181944012226291" calcext:value-type="float">
            <text:p>0,1819440122</text:p>
          </table:table-cell>
          <table:table-cell table:style-name="ce7" table:formula="of:=10^(7.77534-(1892.02/(249.47+[.K4])))" office:value-type="float" office:value="82.4803763673622" calcext:value-type="float">
            <text:p>82,480</text:p>
          </table:table-cell>
          <table:table-cell table:style-name="ce7" table:formula="of:=10^(5.9662-(1201.53/(222.65+[.K4])))" office:value-type="float" office:value="80.9897665839491" calcext:value-type="float">
            <text:p>80,990</text:p>
          </table:table-cell>
          <table:table-cell table:style-name="ce6" table:formula="of:=(99.84*[.P4])/([.R4]*[.M4])" office:value-type="float" office:value="1.00709851047685" calcext:value-type="float">
            <text:p>1,007</text:p>
          </table:table-cell>
          <table:table-cell table:style-name="ce6" table:formula="of:=(99.84*[.Q4])/([.S4]*[.N4])" office:value-type="float" office:value="13.3924322434477" calcext:value-type="float">
            <text:p>13,392</text:p>
          </table:table-cell>
          <table:table-cell table:style-name="ce6" table:formula="of:=99.84*[.P4]" office:value-type="float" office:value="81.6747098193271" calcext:value-type="float">
            <text:p>81,675</text:p>
          </table:table-cell>
          <table:table-cell table:style-name="ce6" table:formula="of:=99.84*[.Q4]" office:value-type="float" office:value="18.1652901806729" calcext:value-type="float">
            <text:p>18,165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70.023" calcext:value-type="float">
            <text:p>70,023</text:p>
          </table:table-cell>
          <table:table-cell table:style-name="ce3" office:value-type="float" office:value="1.365" calcext:value-type="float">
            <text:p>1,365</text:p>
          </table:table-cell>
          <table:table-cell table:style-name="ce5" table:formula="of:=([.C5]-[.$B$37])/[.$B$36]" office:value-type="float" office:value="0.975891923265843" calcext:value-type="float">
            <text:p>0,976</text:p>
          </table:table-cell>
          <table:table-cell table:style-name="ce3" office:value-type="float" office:value="1.383" calcext:value-type="float">
            <text:p>1,383</text:p>
          </table:table-cell>
          <table:table-cell table:style-name="ce5" table:formula="of:=([.E5]-[.$B$37])/[.$B$36]" office:value-type="float" office:value="0.692469050107305" calcext:value-type="float">
            <text:p>0,69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0.023" calcext:value-type="float">
            <text:p>70,023</text:p>
          </table:table-cell>
          <table:table-cell table:style-name="ce6" office:value-type="float" office:value="1.365" calcext:value-type="float">
            <text:p>1,365</text:p>
          </table:table-cell>
          <table:table-cell table:style-name="ce6" table:formula="of:=ABS(-0.00000000190446*(SQRT(-1.05017E+019*([.L5]-1.43657))-374560519))" office:value-type="float" office:value="0.937740867001475" calcext:value-type="float">
            <text:p>0,938</text:p>
          </table:table-cell>
          <table:table-cell table:formula="of:=1-[.M5]" office:value-type="float" office:value="0.0622591329985249" calcext:value-type="float">
            <text:p>0,062259133</text:p>
          </table:table-cell>
          <table:table-cell table:style-name="ce6" office:value-type="float" office:value="1.383" calcext:value-type="float">
            <text:p>1,383</text:p>
          </table:table-cell>
          <table:table-cell table:style-name="ce6" table:formula="of:=ABS(-0.00000000190446*(SQRT(-1.05017E+019*([.O5]-1.43657))-374560519))" office:value-type="float" office:value="0.715106050965414" calcext:value-type="float">
            <text:p>0,715</text:p>
          </table:table-cell>
          <table:table-cell table:formula="of:=1-[.P5]" office:value-type="float" office:value="0.284893949034586" calcext:value-type="float">
            <text:p>0,284893949</text:p>
          </table:table-cell>
          <table:table-cell table:style-name="ce7" table:formula="of:=10^(7.77534-(1892.02/(249.47+[.K5])))" office:value-type="float" office:value="71.3501545653961" calcext:value-type="float">
            <text:p>71,350</text:p>
          </table:table-cell>
          <table:table-cell table:style-name="ce7" table:formula="of:=10^(5.9662-(1201.53/(222.65+[.K5])))" office:value-type="float" office:value="72.5827234283768" calcext:value-type="float">
            <text:p>72,583</text:p>
          </table:table-cell>
          <table:table-cell table:style-name="ce6" table:formula="of:=(99.84*[.P5])/([.R5]*[.M5])" office:value-type="float" office:value="1.06708069723081" calcext:value-type="float">
            <text:p>1,067</text:p>
          </table:table-cell>
          <table:table-cell table:style-name="ce6" table:formula="of:=(99.84*[.Q5])/([.S5]*[.N5])" office:value-type="float" office:value="6.29435842029107" calcext:value-type="float">
            <text:p>6,294</text:p>
          </table:table-cell>
          <table:table-cell table:style-name="ce6" table:formula="of:=99.84*[.P5]" office:value-type="float" office:value="71.396188128387" calcext:value-type="float">
            <text:p>71,396</text:p>
          </table:table-cell>
          <table:table-cell table:style-name="ce6" table:formula="of:=99.84*[.Q5]" office:value-type="float" office:value="28.443811871613" calcext:value-type="float">
            <text:p>28,444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68.637" calcext:value-type="float">
            <text:p>68,637</text:p>
          </table:table-cell>
          <table:table-cell table:style-name="ce3" office:value-type="float" office:value="1.368" calcext:value-type="float">
            <text:p>1,368</text:p>
          </table:table-cell>
          <table:table-cell table:style-name="ce5" table:formula="of:=([.C6]-[.$B$37])/[.$B$36]" office:value-type="float" office:value="0.928654777739422" calcext:value-type="float">
            <text:p>0,929</text:p>
          </table:table-cell>
          <table:table-cell table:style-name="ce3" office:value-type="float" office:value="1.388" calcext:value-type="float">
            <text:p>1,388</text:p>
          </table:table-cell>
          <table:table-cell table:style-name="ce5" table:formula="of:=([.E6]-[.$B$37])/[.$B$36]" office:value-type="float" office:value="0.613740474229935" calcext:value-type="float">
            <text:p>0,6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8.637" calcext:value-type="float">
            <text:p>68,637</text:p>
          </table:table-cell>
          <table:table-cell table:style-name="ce6" office:value-type="float" office:value="1.368" calcext:value-type="float">
            <text:p>1,368</text:p>
          </table:table-cell>
          <table:table-cell table:style-name="ce6" table:formula="of:=ABS(-0.00000000190446*(SQRT(-1.05017E+019*([.L6]-1.43657))-374560519))" office:value-type="float" office:value="0.902766348699163" calcext:value-type="float">
            <text:p>0,903</text:p>
          </table:table-cell>
          <table:table-cell table:formula="of:=1-[.M6]" office:value-type="float" office:value="0.0972336513008369" calcext:value-type="float">
            <text:p>0,0972336513</text:p>
          </table:table-cell>
          <table:table-cell table:style-name="ce6" office:value-type="float" office:value="1.388" calcext:value-type="float">
            <text:p>1,388</text:p>
          </table:table-cell>
          <table:table-cell table:style-name="ce6" table:formula="of:=ABS(-0.00000000190446*(SQRT(-1.05017E+019*([.O6]-1.43657))-374560519))" office:value-type="float" office:value="0.646811045244944" calcext:value-type="float">
            <text:p>0,647</text:p>
          </table:table-cell>
          <table:table-cell table:formula="of:=1-[.P6]" office:value-type="float" office:value="0.353188954755056" calcext:value-type="float">
            <text:p>0,3531889548</text:p>
          </table:table-cell>
          <table:table-cell table:style-name="ce7" table:formula="of:=10^(7.77534-(1892.02/(249.47+[.K6])))" office:value-type="float" office:value="67.234605085804" calcext:value-type="float">
            <text:p>67,235</text:p>
          </table:table-cell>
          <table:table-cell table:style-name="ce7" table:formula="of:=10^(5.9662-(1201.53/(222.65+[.K6])))" office:value-type="float" office:value="69.390358147253" calcext:value-type="float">
            <text:p>69,390</text:p>
          </table:table-cell>
          <table:table-cell table:style-name="ce6" table:formula="of:=(99.84*[.P6])/([.R6]*[.M6])" office:value-type="float" office:value="1.06393177480044" calcext:value-type="float">
            <text:p>1,064</text:p>
          </table:table-cell>
          <table:table-cell table:style-name="ce6" table:formula="of:=(99.84*[.Q6])/([.S6]*[.N6])" office:value-type="float" office:value="5.22631957560038" calcext:value-type="float">
            <text:p>5,226</text:p>
          </table:table-cell>
          <table:table-cell table:style-name="ce6" table:formula="of:=99.84*[.P6]" office:value-type="float" office:value="64.5776147572553" calcext:value-type="float">
            <text:p>64,578</text:p>
          </table:table-cell>
          <table:table-cell table:style-name="ce6" table:formula="of:=99.84*[.Q6]" office:value-type="float" office:value="35.2623852427447" calcext:value-type="float">
            <text:p>35,262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67.306" calcext:value-type="float">
            <text:p>67,306</text:p>
          </table:table-cell>
          <table:table-cell table:style-name="ce3" office:value-type="float" office:value="1.371" calcext:value-type="float">
            <text:p>1,371</text:p>
          </table:table-cell>
          <table:table-cell table:style-name="ce5" table:formula="of:=([.C7]-[.$B$37])/[.$B$36]" office:value-type="float" office:value="0.881417632212997" calcext:value-type="float">
            <text:p>0,881</text:p>
          </table:table-cell>
          <table:table-cell table:style-name="ce3" office:value-type="float" office:value="1.391" calcext:value-type="float">
            <text:p>1,391</text:p>
          </table:table-cell>
          <table:table-cell table:style-name="ce5" table:formula="of:=([.E7]-[.$B$37])/[.$B$36]" office:value-type="float" office:value="0.56650332870351" calcext:value-type="float">
            <text:p>0,56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7.306" calcext:value-type="float">
            <text:p>67,306</text:p>
          </table:table-cell>
          <table:table-cell table:style-name="ce6" office:value-type="float" office:value="1.371" calcext:value-type="float">
            <text:p>1,371</text:p>
          </table:table-cell>
          <table:table-cell table:style-name="ce6" table:formula="of:=ABS(-0.00000000190446*(SQRT(-1.05017E+019*([.L7]-1.43657))-374560519))" office:value-type="float" office:value="0.867018005108008" calcext:value-type="float">
            <text:p>0,867</text:p>
          </table:table-cell>
          <table:table-cell table:formula="of:=1-[.M7]" office:value-type="float" office:value="0.132981994891992" calcext:value-type="float">
            <text:p>0,1329819949</text:p>
          </table:table-cell>
          <table:table-cell table:style-name="ce6" office:value-type="float" office:value="1.391" calcext:value-type="float">
            <text:p>1,391</text:p>
          </table:table-cell>
          <table:table-cell table:style-name="ce6" table:formula="of:=ABS(-0.00000000190446*(SQRT(-1.05017E+019*([.O7]-1.43657))-374560519))" office:value-type="float" office:value="0.604135805433434" calcext:value-type="float">
            <text:p>0,604</text:p>
          </table:table-cell>
          <table:table-cell table:formula="of:=1-[.P7]" office:value-type="float" office:value="0.395864194566566" calcext:value-type="float">
            <text:p>0,3958641946</text:p>
          </table:table-cell>
          <table:table-cell table:style-name="ce7" table:formula="of:=10^(7.77534-(1892.02/(249.47+[.K7])))" office:value-type="float" office:value="63.4749206048635" calcext:value-type="float">
            <text:p>63,475</text:p>
          </table:table-cell>
          <table:table-cell table:style-name="ce7" table:formula="of:=10^(5.9662-(1201.53/(222.65+[.K7])))" office:value-type="float" office:value="66.4300200562281" calcext:value-type="float">
            <text:p>66,430</text:p>
          </table:table-cell>
          <table:table-cell table:style-name="ce6" table:formula="of:=(99.84*[.P7])/([.R7]*[.M7])" office:value-type="float" office:value="1.09599573843902" calcext:value-type="float">
            <text:p>1,096</text:p>
          </table:table-cell>
          <table:table-cell table:style-name="ce6" table:formula="of:=(99.84*[.Q7])/([.S7]*[.N7])" office:value-type="float" office:value="4.47397514734646" calcext:value-type="float">
            <text:p>4,474</text:p>
          </table:table-cell>
          <table:table-cell table:style-name="ce6" table:formula="of:=99.84*[.P7]" office:value-type="float" office:value="60.3169188144741" calcext:value-type="float">
            <text:p>60,317</text:p>
          </table:table-cell>
          <table:table-cell table:style-name="ce6" table:formula="of:=99.84*[.Q7]" office:value-type="float" office:value="39.5230811855259" calcext:value-type="float">
            <text:p>39,523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66.376" calcext:value-type="float">
            <text:p>66,376</text:p>
          </table:table-cell>
          <table:table-cell table:style-name="ce3" office:value-type="float" office:value="1.374" calcext:value-type="float">
            <text:p>1,374</text:p>
          </table:table-cell>
          <table:table-cell table:style-name="ce5" table:formula="of:=([.C8]-[.$B$37])/[.$B$36]" office:value-type="float" office:value="0.834180486686572" calcext:value-type="float">
            <text:p>0,834</text:p>
          </table:table-cell>
          <table:table-cell table:style-name="ce3" office:value-type="float" office:value="1.393" calcext:value-type="float">
            <text:p>1,393</text:p>
          </table:table-cell>
          <table:table-cell table:style-name="ce5" table:formula="of:=([.E8]-[.$B$37])/[.$B$36]" office:value-type="float" office:value="0.535011898352561" calcext:value-type="float">
            <text:p>0,53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6.376" calcext:value-type="float">
            <text:p>66,376</text:p>
          </table:table-cell>
          <table:table-cell table:style-name="ce6" office:value-type="float" office:value="1.374" calcext:value-type="float">
            <text:p>1,374</text:p>
          </table:table-cell>
          <table:table-cell table:style-name="ce6" table:formula="of:=ABS(-0.00000000190446*(SQRT(-1.05017E+019*([.L8]-1.43657))-374560519))" office:value-type="float" office:value="0.83044208012239" calcext:value-type="float">
            <text:p>0,830</text:p>
          </table:table-cell>
          <table:table-cell table:formula="of:=1-[.M8]" office:value-type="float" office:value="0.16955791987761" calcext:value-type="float">
            <text:p>0,1695579199</text:p>
          </table:table-cell>
          <table:table-cell table:style-name="ce6" office:value-type="float" office:value="1.393" calcext:value-type="float">
            <text:p>1,393</text:p>
          </table:table-cell>
          <table:table-cell table:style-name="ce6" table:formula="of:=ABS(-0.00000000190446*(SQRT(-1.05017E+019*([.O8]-1.43657))-374560519))" office:value-type="float" office:value="0.574900497302957" calcext:value-type="float">
            <text:p>0,575</text:p>
          </table:table-cell>
          <table:table-cell table:formula="of:=1-[.P8]" office:value-type="float" office:value="0.425099502697043" calcext:value-type="float">
            <text:p>0,4250995027</text:p>
          </table:table-cell>
          <table:table-cell table:style-name="ce7" table:formula="of:=10^(7.77534-(1892.02/(249.47+[.K8])))" office:value-type="float" office:value="60.9558794364293" calcext:value-type="float">
            <text:p>60,956</text:p>
          </table:table-cell>
          <table:table-cell table:style-name="ce7" table:formula="of:=10^(5.9662-(1201.53/(222.65+[.K8])))" office:value-type="float" office:value="64.4214875413541" calcext:value-type="float">
            <text:p>64,421</text:p>
          </table:table-cell>
          <table:table-cell table:style-name="ce6" table:formula="of:=(99.84*[.P8])/([.R8]*[.M8])" office:value-type="float" office:value="1.13389360945237" calcext:value-type="float">
            <text:p>1,134</text:p>
          </table:table-cell>
          <table:table-cell table:style-name="ce6" table:formula="of:=(99.84*[.Q8])/([.S8]*[.N8])" office:value-type="float" office:value="3.88549487460899" calcext:value-type="float">
            <text:p>3,885</text:p>
          </table:table-cell>
          <table:table-cell table:style-name="ce6" table:formula="of:=99.84*[.P8]" office:value-type="float" office:value="57.3980656507272" calcext:value-type="float">
            <text:p>57,398</text:p>
          </table:table-cell>
          <table:table-cell table:style-name="ce6" table:formula="of:=99.84*[.Q8]" office:value-type="float" office:value="42.4419343492728" calcext:value-type="float">
            <text:p>42,442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65.268" calcext:value-type="float">
            <text:p>65,268</text:p>
          </table:table-cell>
          <table:table-cell table:style-name="ce3" office:value-type="float" office:value="1.38" calcext:value-type="float">
            <text:p>1,380</text:p>
          </table:table-cell>
          <table:table-cell table:style-name="ce5" table:formula="of:=([.C9]-[.$B$37])/[.$B$36]" office:value-type="float" office:value="0.73970619563373" calcext:value-type="float">
            <text:p>0,740</text:p>
          </table:table-cell>
          <table:table-cell table:style-name="ce3" office:value-type="float" office:value="1.396" calcext:value-type="float">
            <text:p>1,396</text:p>
          </table:table-cell>
          <table:table-cell table:style-name="ce5" table:formula="of:=([.E9]-[.$B$37])/[.$B$36]" office:value-type="float" office:value="0.48777475282614" calcext:value-type="float">
            <text:p>0,4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5.268" calcext:value-type="float">
            <text:p>65,268</text:p>
          </table:table-cell>
          <table:table-cell table:style-name="ce6" office:value-type="float" office:value="1.38" calcext:value-type="float">
            <text:p>1,380</text:p>
          </table:table-cell>
          <table:table-cell table:style-name="ce6" table:formula="of:=ABS(-0.00000000190446*(SQRT(-1.05017E+019*([.L9]-1.43657))-374560519))" office:value-type="float" office:value="0.754558654424436" calcext:value-type="float">
            <text:p>0,755</text:p>
          </table:table-cell>
          <table:table-cell table:formula="of:=1-[.M9]" office:value-type="float" office:value="0.245441345575564" calcext:value-type="float">
            <text:p>0,2454413456</text:p>
          </table:table-cell>
          <table:table-cell table:style-name="ce6" office:value-type="float" office:value="1.396" calcext:value-type="float">
            <text:p>1,396</text:p>
          </table:table-cell>
          <table:table-cell table:style-name="ce6" table:formula="of:=ABS(-0.00000000190446*(SQRT(-1.05017E+019*([.O9]-1.43657))-374560519))" office:value-type="float" office:value="0.529759026162105" calcext:value-type="float">
            <text:p>0,530</text:p>
          </table:table-cell>
          <table:table-cell table:formula="of:=1-[.P9]" office:value-type="float" office:value="0.470240973837895" calcext:value-type="float">
            <text:p>0,4702409738</text:p>
          </table:table-cell>
          <table:table-cell table:style-name="ce7" table:formula="of:=10^(7.77534-(1892.02/(249.47+[.K9])))" office:value-type="float" office:value="58.0667250956772" calcext:value-type="float">
            <text:p>58,067</text:p>
          </table:table-cell>
          <table:table-cell table:style-name="ce7" table:formula="of:=10^(5.9662-(1201.53/(222.65+[.K9])))" office:value-type="float" office:value="62.0915698034959" calcext:value-type="float">
            <text:p>62,092</text:p>
          </table:table-cell>
          <table:table-cell table:style-name="ce6" table:formula="of:=(99.84*[.P9])/([.R9]*[.M9])" office:value-type="float" office:value="1.20715378328788" calcext:value-type="float">
            <text:p>1,207</text:p>
          </table:table-cell>
          <table:table-cell table:style-name="ce6" table:formula="of:=(99.84*[.Q9])/([.S9]*[.N9])" office:value-type="float" office:value="3.08066643936481" calcext:value-type="float">
            <text:p>3,081</text:p>
          </table:table-cell>
          <table:table-cell table:style-name="ce6" table:formula="of:=99.84*[.P9]" office:value-type="float" office:value="52.8911411720245" calcext:value-type="float">
            <text:p>52,891</text:p>
          </table:table-cell>
          <table:table-cell table:style-name="ce6" table:formula="of:=99.84*[.Q9]" office:value-type="float" office:value="46.9488588279755" calcext:value-type="float">
            <text:p>46,949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79.99" calcext:value-type="float">
            <text:p>79,990</text:p>
          </table:table-cell>
          <table:table-cell table:style-name="ce3" office:value-type="float" office:value="1.419" calcext:value-type="float">
            <text:p>1,419</text:p>
          </table:table-cell>
          <table:table-cell table:style-name="ce5" table:formula="of:=([.C10]-[.$B$37])/[.$B$36]" office:value-type="float" office:value="0.125623303790228" calcext:value-type="float">
            <text:p>0,126</text:p>
          </table:table-cell>
          <table:table-cell table:style-name="ce3" office:value-type="float" office:value="1.422" calcext:value-type="float">
            <text:p>1,422</text:p>
          </table:table-cell>
          <table:table-cell table:style-name="ce5" table:formula="of:=([.E10]-[.$B$37])/[.$B$36]" office:value-type="float" office:value="0.0783861582638072" calcext:value-type="float">
            <text:p>0,0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9.99" calcext:value-type="float">
            <text:p>79,99</text:p>
          </table:table-cell>
          <table:table-cell table:style-name="ce6" office:value-type="float" office:value="1.419" calcext:value-type="float">
            <text:p>1,419</text:p>
          </table:table-cell>
          <table:table-cell table:style-name="ce6" table:formula="of:=ABS(-0.00000000190446*(SQRT(-1.05017E+019*([.L10]-1.43657))-374560519))" office:value-type="float" office:value="0.104728961287932" calcext:value-type="float">
            <text:p>0,105</text:p>
          </table:table-cell>
          <table:table-cell table:formula="of:=1-[.M10]" office:value-type="float" office:value="0.895271038712068" calcext:value-type="float">
            <text:p>0,8952710387</text:p>
          </table:table-cell>
          <table:table-cell table:style-name="ce6" office:value-type="float" office:value="1.422" calcext:value-type="float">
            <text:p>1,422</text:p>
          </table:table-cell>
          <table:table-cell table:style-name="ce6" table:formula="of:=ABS(-0.00000000190446*(SQRT(-1.05017E+019*([.O10]-1.43657))-374560519))" office:value-type="float" office:value="0.0316218682462609" calcext:value-type="float">
            <text:p>0,032</text:p>
          </table:table-cell>
          <table:table-cell table:formula="of:=1-[.P10]" office:value-type="float" office:value="0.968378131753739" calcext:value-type="float">
            <text:p>0,9683781318</text:p>
          </table:table-cell>
          <table:table-cell table:style-name="ce7" table:formula="of:=10^(7.77534-(1892.02/(249.47+[.K10])))" office:value-type="float" office:value="107.782627336116" calcext:value-type="float">
            <text:p>107,783</text:p>
          </table:table-cell>
          <table:table-cell table:style-name="ce7" table:formula="of:=10^(5.9662-(1201.53/(222.65+[.K10])))" office:value-type="float" office:value="99.0917345570297" calcext:value-type="float">
            <text:p>99,092</text:p>
          </table:table-cell>
          <table:table-cell table:style-name="ce6" table:formula="of:=(99.84*[.P10])/([.R10]*[.M10])" office:value-type="float" office:value="0.279689739943476" calcext:value-type="float">
            <text:p>0,280</text:p>
          </table:table-cell>
          <table:table-cell table:style-name="ce6" table:formula="of:=(99.84*[.Q10])/([.S10]*[.N10])" office:value-type="float" office:value="1.08982704118319" calcext:value-type="float">
            <text:p>1,090</text:p>
          </table:table-cell>
          <table:table-cell table:style-name="ce6" table:formula="of:=99.84*[.P10]" office:value-type="float" office:value="3.15712732570669" calcext:value-type="float">
            <text:p>3,157</text:p>
          </table:table-cell>
          <table:table-cell table:style-name="ce6" table:formula="of:=99.84*[.Q10]" office:value-type="float" office:value="96.6828726742933" calcext:value-type="float">
            <text:p>96,683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75.685" calcext:value-type="float">
            <text:p>75,685</text:p>
          </table:table-cell>
          <table:table-cell table:style-name="ce3" office:value-type="float" office:value="1.422" calcext:value-type="float">
            <text:p>1,422</text:p>
          </table:table-cell>
          <table:table-cell table:style-name="ce5" table:formula="of:=([.C11]-[.$B$37])/[.$B$36]" office:value-type="float" office:value="0.0783861582638072" calcext:value-type="float">
            <text:p>0,078</text:p>
          </table:table-cell>
          <table:table-cell table:style-name="ce3" office:value-type="float" office:value="1.416" calcext:value-type="float">
            <text:p>1,416</text:p>
          </table:table-cell>
          <table:table-cell table:style-name="ce5" table:formula="of:=([.E11]-[.$B$37])/[.$B$36]" office:value-type="float" office:value="0.172860449316653" calcext:value-type="float">
            <text:p>0,17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.685" calcext:value-type="float">
            <text:p>75,685</text:p>
          </table:table-cell>
          <table:table-cell table:style-name="ce6" office:value-type="float" office:value="1.422" calcext:value-type="float">
            <text:p>1,422</text:p>
          </table:table-cell>
          <table:table-cell table:style-name="ce6" table:formula="of:=ABS(-0.00000000190446*(SQRT(-1.05017E+019*([.L11]-1.43657))-374560519))" office:value-type="float" office:value="0.0316218682462609" calcext:value-type="float">
            <text:p>0,032</text:p>
          </table:table-cell>
          <table:table-cell table:formula="of:=1-[.M11]" office:value-type="float" office:value="0.968378131753739" calcext:value-type="float">
            <text:p>0,9683781318</text:p>
          </table:table-cell>
          <table:table-cell table:style-name="ce6" office:value-type="float" office:value="1.416" calcext:value-type="float">
            <text:p>1,416</text:p>
          </table:table-cell>
          <table:table-cell table:style-name="ce6" table:formula="of:=ABS(-0.00000000190446*(SQRT(-1.05017E+019*([.O11]-1.43657))-374560519))" office:value-type="float" office:value="0.171818410601618" calcext:value-type="float">
            <text:p>0,172</text:p>
          </table:table-cell>
          <table:table-cell table:formula="of:=1-[.P11]" office:value-type="float" office:value="0.828181589398382" calcext:value-type="float">
            <text:p>0,8281815894</text:p>
          </table:table-cell>
          <table:table-cell table:style-name="ce7" table:formula="of:=10^(7.77534-(1892.02/(249.47+[.K11])))" office:value-type="float" office:value="90.4721959869488" calcext:value-type="float">
            <text:p>90,472</text:p>
          </table:table-cell>
          <table:table-cell table:style-name="ce7" table:formula="of:=10^(5.9662-(1201.53/(222.65+[.K11])))" office:value-type="float" office:value="86.8455638908258" calcext:value-type="float">
            <text:p>86,846</text:p>
          </table:table-cell>
          <table:table-cell table:style-name="ce6" table:formula="of:=(99.84*[.P11])/([.R11]*[.M11])" office:value-type="float" office:value="5.99613790948138" calcext:value-type="float">
            <text:p>5,996</text:p>
          </table:table-cell>
          <table:table-cell table:style-name="ce6" table:formula="of:=(99.84*[.Q11])/([.S11]*[.N11])" office:value-type="float" office:value="0.983190177906288" calcext:value-type="float">
            <text:p>0,983</text:p>
          </table:table-cell>
          <table:table-cell table:style-name="ce6" table:formula="of:=99.84*[.P11]" office:value-type="float" office:value="17.1543501144655" calcext:value-type="float">
            <text:p>17,154</text:p>
          </table:table-cell>
          <table:table-cell table:style-name="ce6" table:formula="of:=99.84*[.Q11]" office:value-type="float" office:value="82.6856498855345" calcext:value-type="float">
            <text:p>82,686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72.335" calcext:value-type="float">
            <text:p>72,335</text:p>
          </table:table-cell>
          <table:table-cell table:style-name="ce3" office:value-type="float" office:value="1.421" calcext:value-type="float">
            <text:p>1,421</text:p>
          </table:table-cell>
          <table:table-cell table:style-name="ce5" table:formula="of:=([.C12]-[.$B$37])/[.$B$36]" office:value-type="float" office:value="0.0941318734392798" calcext:value-type="float">
            <text:p>0,094</text:p>
          </table:table-cell>
          <table:table-cell table:style-name="ce3" office:value-type="float" office:value="1.412" calcext:value-type="float">
            <text:p>1,412</text:p>
          </table:table-cell>
          <table:table-cell table:style-name="ce5" table:formula="of:=([.E12]-[.$B$37])/[.$B$36]" office:value-type="float" office:value="0.235843310018551" calcext:value-type="float">
            <text:p>0,23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2.335" calcext:value-type="float">
            <text:p>72,335</text:p>
          </table:table-cell>
          <table:table-cell table:style-name="ce6" office:value-type="float" office:value="1.421" calcext:value-type="float">
            <text:p>1,421</text:p>
          </table:table-cell>
          <table:table-cell table:style-name="ce6" table:formula="of:=ABS(-0.00000000190446*(SQRT(-1.05017E+019*([.L12]-1.43657))-374560519))" office:value-type="float" office:value="0.0567624209837907" calcext:value-type="float">
            <text:p>0,057</text:p>
          </table:table-cell>
          <table:table-cell table:formula="of:=1-[.M12]" office:value-type="float" office:value="0.943237579016209" calcext:value-type="float">
            <text:p>0,943237579</text:p>
          </table:table-cell>
          <table:table-cell table:style-name="ce6" office:value-type="float" office:value="1.412" calcext:value-type="float">
            <text:p>1,412</text:p>
          </table:table-cell>
          <table:table-cell table:style-name="ce6" table:formula="of:=ABS(-0.00000000190446*(SQRT(-1.05017E+019*([.O12]-1.43657))-374560519))" office:value-type="float" office:value="0.254060363131114" calcext:value-type="float">
            <text:p>0,254</text:p>
          </table:table-cell>
          <table:table-cell table:formula="of:=1-[.P12]" office:value-type="float" office:value="0.745939636868886" calcext:value-type="float">
            <text:p>0,7459396369</text:p>
          </table:table-cell>
          <table:table-cell table:style-name="ce7" table:formula="of:=10^(7.77534-(1892.02/(249.47+[.K12])))" office:value-type="float" office:value="78.6938847747717" calcext:value-type="float">
            <text:p>78,694</text:p>
          </table:table-cell>
          <table:table-cell table:style-name="ce7" table:formula="of:=10^(5.9662-(1201.53/(222.65+[.K12])))" office:value-type="float" office:value="78.1645510491428" calcext:value-type="float">
            <text:p>78,165</text:p>
          </table:table-cell>
          <table:table-cell table:style-name="ce6" table:formula="of:=(99.84*[.P12])/([.R12]*[.M12])" office:value-type="float" office:value="5.67857794583638" calcext:value-type="float">
            <text:p>5,679</text:p>
          </table:table-cell>
          <table:table-cell table:style-name="ce6" table:formula="of:=(99.84*[.Q12])/([.S12]*[.N12])" office:value-type="float" office:value="1.01013012780936" calcext:value-type="float">
            <text:p>1,010</text:p>
          </table:table-cell>
          <table:table-cell table:style-name="ce6" table:formula="of:=99.84*[.P12]" office:value-type="float" office:value="25.3653866550104" calcext:value-type="float">
            <text:p>25,365</text:p>
          </table:table-cell>
          <table:table-cell table:style-name="ce6" table:formula="of:=99.84*[.Q12]" office:value-type="float" office:value="74.4746133449896" calcext:value-type="float">
            <text:p>74,475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69.659" calcext:value-type="float">
            <text:p>69,659</text:p>
          </table:table-cell>
          <table:table-cell table:style-name="ce3" office:value-type="float" office:value="1.421" calcext:value-type="float">
            <text:p>1,421</text:p>
          </table:table-cell>
          <table:table-cell table:style-name="ce5" table:formula="of:=([.C13]-[.$B$37])/[.$B$36]" office:value-type="float" office:value="0.0941318734392798" calcext:value-type="float">
            <text:p>0,094</text:p>
          </table:table-cell>
          <table:table-cell table:style-name="ce3" office:value-type="float" office:value="1.409" calcext:value-type="float">
            <text:p>1,409</text:p>
          </table:table-cell>
          <table:table-cell table:style-name="ce5" table:formula="of:=([.E13]-[.$B$37])/[.$B$36]" office:value-type="float" office:value="0.283080455544972" calcext:value-type="float">
            <text:p>0,28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9.659" calcext:value-type="float">
            <text:p>69,659</text:p>
          </table:table-cell>
          <table:table-cell table:style-name="ce6" office:value-type="float" office:value="1.421" calcext:value-type="float">
            <text:p>1,421</text:p>
          </table:table-cell>
          <table:table-cell table:style-name="ce6" table:formula="of:=ABS(-0.00000000190446*(SQRT(-1.05017E+019*([.L13]-1.43657))-374560519))" office:value-type="float" office:value="0.0567624209837907" calcext:value-type="float">
            <text:p>0,057</text:p>
          </table:table-cell>
          <table:table-cell table:formula="of:=1-[.M13]" office:value-type="float" office:value="0.943237579016209" calcext:value-type="float">
            <text:p>0,943237579</text:p>
          </table:table-cell>
          <table:table-cell table:style-name="ce6" office:value-type="float" office:value="1.409" calcext:value-type="float">
            <text:p>1,409</text:p>
          </table:table-cell>
          <table:table-cell table:style-name="ce6" table:formula="of:=ABS(-0.00000000190446*(SQRT(-1.05017E+019*([.O13]-1.43657))-374560519))" office:value-type="float" office:value="0.311419465413914" calcext:value-type="float">
            <text:p>0,311</text:p>
          </table:table-cell>
          <table:table-cell table:formula="of:=1-[.P13]" office:value-type="float" office:value="0.688580534586086" calcext:value-type="float">
            <text:p>0,6885805346</text:p>
          </table:table-cell>
          <table:table-cell table:style-name="ce7" table:formula="of:=10^(7.77534-(1892.02/(249.47+[.K13])))" office:value-type="float" office:value="70.2490281702877" calcext:value-type="float">
            <text:p>70,249</text:p>
          </table:table-cell>
          <table:table-cell table:style-name="ce7" table:formula="of:=10^(5.9662-(1201.53/(222.65+[.K13])))" office:value-type="float" office:value="71.7333347024724" calcext:value-type="float">
            <text:p>71,733</text:p>
          </table:table-cell>
          <table:table-cell table:style-name="ce6" table:formula="of:=(99.84*[.P13])/([.R13]*[.M13])" office:value-type="float" office:value="7.79738711881247" calcext:value-type="float">
            <text:p>7,797</text:p>
          </table:table-cell>
          <table:table-cell table:style-name="ce6" table:formula="of:=(99.84*[.Q13])/([.S13]*[.N13])" office:value-type="float" office:value="1.01605495559474" calcext:value-type="float">
            <text:p>1,016</text:p>
          </table:table-cell>
          <table:table-cell table:style-name="ce6" table:formula="of:=99.84*[.P13]" office:value-type="float" office:value="31.0921194269252" calcext:value-type="float">
            <text:p>31,092</text:p>
          </table:table-cell>
          <table:table-cell table:style-name="ce6" table:formula="of:=99.84*[.Q13]" office:value-type="float" office:value="68.7478805730748" calcext:value-type="float">
            <text:p>68,748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65.129" calcext:value-type="float">
            <text:p>65,129</text:p>
          </table:table-cell>
          <table:table-cell table:style-name="ce3" office:value-type="float" office:value="1.416" calcext:value-type="float">
            <text:p>1,416</text:p>
          </table:table-cell>
          <table:table-cell table:style-name="ce5" table:formula="of:=([.C14]-[.$B$37])/[.$B$36]" office:value-type="float" office:value="0.172860449316653" calcext:value-type="float">
            <text:p>0,173</text:p>
          </table:table-cell>
          <table:table-cell table:style-name="ce3" office:value-type="float" office:value="1.403" calcext:value-type="float">
            <text:p>1,403</text:p>
          </table:table-cell>
          <table:table-cell table:style-name="ce5" table:formula="of:=([.E14]-[.$B$37])/[.$B$36]" office:value-type="float" office:value="0.377554746597818" calcext:value-type="float">
            <text:p>0,37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5.129" calcext:value-type="float">
            <text:p>65,129</text:p>
          </table:table-cell>
          <table:table-cell table:style-name="ce6" office:value-type="float" office:value="1.416" calcext:value-type="float">
            <text:p>1,416</text:p>
          </table:table-cell>
          <table:table-cell table:style-name="ce6" table:formula="of:=ABS(-0.00000000190446*(SQRT(-1.05017E+019*([.L14]-1.43657))-374560519))" office:value-type="float" office:value="0.171818410601618" calcext:value-type="float">
            <text:p>0,172</text:p>
          </table:table-cell>
          <table:table-cell table:formula="of:=1-[.M14]" office:value-type="float" office:value="0.828181589398382" calcext:value-type="float">
            <text:p>0,8281815894</text:p>
          </table:table-cell>
          <table:table-cell table:style-name="ce6" office:value-type="float" office:value="1.403" calcext:value-type="float">
            <text:p>1,403</text:p>
          </table:table-cell>
          <table:table-cell table:style-name="ce6" table:formula="of:=ABS(-0.00000000190446*(SQRT(-1.05017E+019*([.O14]-1.43657))-374560519))" office:value-type="float" office:value="0.417442420666763" calcext:value-type="float">
            <text:p>0,417</text:p>
          </table:table-cell>
          <table:table-cell table:formula="of:=1-[.P14]" office:value-type="float" office:value="0.582557579333237" calcext:value-type="float">
            <text:p>0,5825575793</text:p>
          </table:table-cell>
          <table:table-cell table:style-name="ce7" table:formula="of:=10^(7.77534-(1892.02/(249.47+[.K14])))" office:value-type="float" office:value="57.7126872536801" calcext:value-type="float">
            <text:p>57,713</text:p>
          </table:table-cell>
          <table:table-cell table:style-name="ce7" table:formula="of:=10^(5.9662-(1201.53/(222.65+[.K14])))" office:value-type="float" office:value="61.804053562627" calcext:value-type="float">
            <text:p>61,804</text:p>
          </table:table-cell>
          <table:table-cell table:style-name="ce6" table:formula="of:=(99.84*[.P14])/([.R14]*[.M14])" office:value-type="float" office:value="4.20300743757822" calcext:value-type="float">
            <text:p>4,203</text:p>
          </table:table-cell>
          <table:table-cell table:style-name="ce6" table:formula="of:=(99.84*[.Q14])/([.S14]*[.N14])" office:value-type="float" office:value="1.13632064531097" calcext:value-type="float">
            <text:p>1,136</text:p>
          </table:table-cell>
          <table:table-cell table:style-name="ce6" table:formula="of:=99.84*[.P14]" office:value-type="float" office:value="41.6774512793696" calcext:value-type="float">
            <text:p>41,677</text:p>
          </table:table-cell>
          <table:table-cell table:style-name="ce6" table:formula="of:=99.84*[.Q14]" office:value-type="float" office:value="58.1625487206304" calcext:value-type="float">
            <text:p>58,163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64.298" calcext:value-type="float">
            <text:p>64,298</text:p>
          </table:table-cell>
          <table:table-cell table:style-name="ce3" office:value-type="float" office:value="1.407" calcext:value-type="float">
            <text:p>1,407</text:p>
          </table:table-cell>
          <table:table-cell table:style-name="ce5" table:formula="of:=([.C15]-[.$B$37])/[.$B$36]" office:value-type="float" office:value="0.314571885895921" calcext:value-type="float">
            <text:p>0,315</text:p>
          </table:table-cell>
          <table:table-cell table:style-name="ce3" office:value-type="float" office:value="1.401" calcext:value-type="float">
            <text:p>1,401</text:p>
          </table:table-cell>
          <table:table-cell table:style-name="ce5" table:formula="of:=([.E15]-[.$B$37])/[.$B$36]" office:value-type="float" office:value="0.409046176948767" calcext:value-type="float">
            <text:p>0,40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.298" calcext:value-type="float">
            <text:p>64,298</text:p>
          </table:table-cell>
          <table:table-cell table:style-name="ce6" office:value-type="float" office:value="1.407" calcext:value-type="float">
            <text:p>1,407</text:p>
          </table:table-cell>
          <table:table-cell table:style-name="ce6" table:formula="of:=ABS(-0.00000000190446*(SQRT(-1.05017E+019*([.L15]-1.43657))-374560519))" office:value-type="float" office:value="0.347937977787354" calcext:value-type="float">
            <text:p>0,348</text:p>
          </table:table-cell>
          <table:table-cell table:formula="of:=1-[.M15]" office:value-type="float" office:value="0.652062022212646" calcext:value-type="float">
            <text:p>0,6520620222</text:p>
          </table:table-cell>
          <table:table-cell table:style-name="ce6" office:value-type="float" office:value="1.401" calcext:value-type="float">
            <text:p>1,401</text:p>
          </table:table-cell>
          <table:table-cell table:style-name="ce6" table:formula="of:=ABS(-0.00000000190446*(SQRT(-1.05017E+019*([.O15]-1.43657))-374560519))" office:value-type="float" office:value="0.450639311391837" calcext:value-type="float">
            <text:p>0,451</text:p>
          </table:table-cell>
          <table:table-cell table:formula="of:=1-[.P15]" office:value-type="float" office:value="0.549360688608163" calcext:value-type="float">
            <text:p>0,5493606886</text:p>
          </table:table-cell>
          <table:table-cell table:style-name="ce7" table:formula="of:=10^(7.77534-(1892.02/(249.47+[.K15])))" office:value-type="float" office:value="55.6343879422585" calcext:value-type="float">
            <text:p>55,634</text:p>
          </table:table-cell>
          <table:table-cell table:style-name="ce7" table:formula="of:=10^(5.9662-(1201.53/(222.65+[.K15])))" office:value-type="float" office:value="60.1070827917458" calcext:value-type="float">
            <text:p>60,107</text:p>
          </table:table-cell>
          <table:table-cell table:style-name="ce6" table:formula="of:=(99.84*[.P15])/([.R15]*[.M15])" office:value-type="float" office:value="2.32428027913684" calcext:value-type="float">
            <text:p>2,324</text:p>
          </table:table-cell>
          <table:table-cell table:style-name="ce6" table:formula="of:=(99.84*[.Q15])/([.S15]*[.N15])" office:value-type="float" office:value="1.39941844543304" calcext:value-type="float">
            <text:p>1,399</text:p>
          </table:table-cell>
          <table:table-cell table:style-name="ce6" table:formula="of:=99.84*[.P15]" office:value-type="float" office:value="44.991828849361" calcext:value-type="float">
            <text:p>44,992</text:p>
          </table:table-cell>
          <table:table-cell table:style-name="ce6" table:formula="of:=99.84*[.Q15]" office:value-type="float" office:value="54.848171150639" calcext:value-type="float">
            <text:p>54,848</text:p>
          </table:table-cell>
          <table:table-cell table:number-columns-repeated="2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RefraktometerKalibrierung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x EtOH</text:p>
          </table:table-cell>
          <table:table-cell table:style-name="ce1" office:value-type="string" calcext:value-type="string">
            <text:p>SW</text:p>
          </table:table-cell>
          <table:table-cell table:number-columns-repeated="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.4232" calcext:value-type="float">
            <text:p>1,4232</text:p>
          </table:table-cell>
          <table:table-cell table:number-columns-repeated="23"/>
        </table:table-row>
        <table:table-row table:style-name="ro1">
          <table:table-cell table:style-name="ce1" office:value-type="float" office:value="0.0913" calcext:value-type="float">
            <text:p>0,0913</text:p>
          </table:table-cell>
          <table:table-cell table:style-name="ce1" office:value-type="float" office:value="1.4198" calcext:value-type="float">
            <text:p>1,4198</text:p>
          </table:table-cell>
          <table:table-cell table:number-columns-repeated="23"/>
        </table:table-row>
        <table:table-row table:style-name="ro1">
          <table:table-cell table:style-name="ce1" office:value-type="float" office:value="0.1686" calcext:value-type="float">
            <text:p>0,1686</text:p>
          </table:table-cell>
          <table:table-cell table:style-name="ce1" office:value-type="float" office:value="1.4161" calcext:value-type="float">
            <text:p>1,4161</text:p>
          </table:table-cell>
          <table:table-cell table:number-columns-repeated="23"/>
        </table:table-row>
        <table:table-row table:style-name="ro1">
          <table:table-cell table:style-name="ce1" office:value-type="float" office:value="0.2945" calcext:value-type="float">
            <text:p>0,2945</text:p>
          </table:table-cell>
          <table:table-cell table:style-name="ce1" office:value-type="float" office:value="1.4098" calcext:value-type="float">
            <text:p>1,4098</text:p>
          </table:table-cell>
          <table:table-cell table:number-columns-repeated="16"/>
          <table:table-cell office:value-type="string" calcext:value-type="string">
            <text:p>temp</text:p>
          </table:table-cell>
          <table:table-cell table:number-columns-repeated="2"/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x2l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table:style-name="ce1" office:value-type="float" office:value="0.4017" calcext:value-type="float">
            <text:p>0,4017</text:p>
          </table:table-cell>
          <table:table-cell table:style-name="ce1" office:value-type="float" office:value="1.4037" calcext:value-type="float">
            <text:p>1,4037</text:p>
          </table:table-cell>
          <table:table-cell table:number-columns-repeated="21"/>
          <table:table-cell table:style-name="ce8" office:value-type="float" office:value="0" calcext:value-type="float">
            <text:p>0,00</text:p>
          </table:table-cell>
          <table:table-cell table:style-name="ce8" office:value-type="float" office:value="1.01572293188042" calcext:value-type="float">
            <text:p>1,02</text:p>
          </table:table-cell>
        </table:table-row>
        <table:table-row table:style-name="ro1">
          <table:table-cell table:style-name="ce1" office:value-type="float" office:value="0.4923" calcext:value-type="float">
            <text:p>0,4923</text:p>
          </table:table-cell>
          <table:table-cell table:style-name="ce1" office:value-type="float" office:value="1.3982" calcext:value-type="float">
            <text:p>1,3982</text:p>
          </table:table-cell>
          <table:table-cell table:number-columns-repeated="16"/>
          <table:table-cell office:value-type="float" office:value="77.71" calcext:value-type="float">
            <text:p>77,71</text:p>
          </table:table-cell>
          <table:table-cell table:number-columns-repeated="2"/>
          <table:table-cell office:value-type="float" office:value="77.71" calcext:value-type="float">
            <text:p>77,71</text:p>
          </table:table-cell>
          <table:table-cell/>
          <table:table-cell table:style-name="ce8" office:value-type="float" office:value="0.016747605981034" calcext:value-type="float">
            <text:p>0,02</text:p>
          </table:table-cell>
          <table:table-cell table:style-name="ce8" office:value-type="float" office:value="1.00709851047685" calcext:value-type="float">
            <text:p>1,01</text:p>
          </table:table-cell>
        </table:table-row>
        <table:table-row table:style-name="ro1">
          <table:table-cell table:style-name="ce1" office:value-type="float" office:value="0.6013" calcext:value-type="float">
            <text:p>0,6013</text:p>
          </table:table-cell>
          <table:table-cell table:style-name="ce1" office:value-type="float" office:value="1.3912" calcext:value-type="float">
            <text:p>1,3912</text:p>
          </table:table-cell>
          <table:table-cell table:number-columns-repeated="16"/>
          <table:table-cell office:value-type="float" office:value="73.456" calcext:value-type="float">
            <text:p>73,456</text:p>
          </table:table-cell>
          <table:table-cell table:number-columns-repeated="2"/>
          <table:table-cell office:value-type="float" office:value="73.456" calcext:value-type="float">
            <text:p>73,456</text:p>
          </table:table-cell>
          <table:table-cell/>
          <table:table-cell table:style-name="ce8" office:value-type="float" office:value="0.0622591329985249" calcext:value-type="float">
            <text:p>0,06</text:p>
          </table:table-cell>
          <table:table-cell table:style-name="ce8" office:value-type="float" office:value="1.06708069723081" calcext:value-type="float">
            <text:p>1,07</text:p>
          </table:table-cell>
        </table:table-row>
        <table:table-row table:style-name="ro1">
          <table:table-cell table:style-name="ce1" office:value-type="float" office:value="0.6974" calcext:value-type="float">
            <text:p>0,6974</text:p>
          </table:table-cell>
          <table:table-cell table:style-name="ce1" office:value-type="float" office:value="1.3844" calcext:value-type="float">
            <text:p>1,3844</text:p>
          </table:table-cell>
          <table:table-cell table:number-columns-repeated="16"/>
          <table:table-cell office:value-type="float" office:value="70.023" calcext:value-type="float">
            <text:p>70,023</text:p>
          </table:table-cell>
          <table:table-cell table:number-columns-repeated="2"/>
          <table:table-cell office:value-type="float" office:value="70.023" calcext:value-type="float">
            <text:p>70,023</text:p>
          </table:table-cell>
          <table:table-cell/>
          <table:table-cell table:style-name="ce8" office:value-type="float" office:value="0.0972336513008369" calcext:value-type="float">
            <text:p>0,10</text:p>
          </table:table-cell>
          <table:table-cell table:style-name="ce8" office:value-type="float" office:value="1.06393177480044" calcext:value-type="float">
            <text:p>1,06</text:p>
          </table:table-cell>
        </table:table-row>
        <table:table-row table:style-name="ro1">
          <table:table-cell table:style-name="ce1" office:value-type="float" office:value="0.7982" calcext:value-type="float">
            <text:p>0,7982</text:p>
          </table:table-cell>
          <table:table-cell table:style-name="ce1" office:value-type="float" office:value="1.3772" calcext:value-type="float">
            <text:p>1,3772</text:p>
          </table:table-cell>
          <table:table-cell table:number-columns-repeated="19"/>
          <table:table-cell office:value-type="float" office:value="68.637" calcext:value-type="float">
            <text:p>68,637</text:p>
          </table:table-cell>
          <table:table-cell/>
          <table:table-cell table:style-name="ce8" office:value-type="float" office:value="0.132981994891992" calcext:value-type="float">
            <text:p>0,13</text:p>
          </table:table-cell>
          <table:table-cell table:style-name="ce8" office:value-type="float" office:value="1.09599573843902" calcext:value-type="float">
            <text:p>1,10</text:p>
          </table:table-cell>
        </table:table-row>
        <table:table-row table:style-name="ro1">
          <table:table-cell table:style-name="ce1" office:value-type="float" office:value="0.9021" calcext:value-type="float">
            <text:p>0,9021</text:p>
          </table:table-cell>
          <table:table-cell table:style-name="ce1" office:value-type="float" office:value="1.368" calcext:value-type="float">
            <text:p>1,368</text:p>
          </table:table-cell>
          <table:table-cell table:number-columns-repeated="16"/>
          <table:table-cell office:value-type="float" office:value="67.306" calcext:value-type="float">
            <text:p>67,306</text:p>
          </table:table-cell>
          <table:table-cell table:number-columns-repeated="2"/>
          <table:table-cell office:value-type="float" office:value="67.306" calcext:value-type="float">
            <text:p>67,306</text:p>
          </table:table-cell>
          <table:table-cell/>
          <table:table-cell table:style-name="ce8" office:value-type="float" office:value="0.16955791987761" calcext:value-type="float">
            <text:p>0,17</text:p>
          </table:table-cell>
          <table:table-cell table:style-name="ce8" office:value-type="float" office:value="1.13389360945237" calcext:value-type="float">
            <text:p>1,1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592" calcext:value-type="float">
            <text:p>1,3592</text:p>
          </table:table-cell>
          <table:table-cell table:number-columns-repeated="16"/>
          <table:table-cell office:value-type="float" office:value="66.376" calcext:value-type="float">
            <text:p>66,376</text:p>
          </table:table-cell>
          <table:table-cell table:number-columns-repeated="2"/>
          <table:table-cell office:value-type="float" office:value="66.376" calcext:value-type="float">
            <text:p>66,376</text:p>
          </table:table-cell>
          <table:table-cell/>
          <table:table-cell table:style-name="ce8" office:value-type="float" office:value="0.245441345575564" calcext:value-type="float">
            <text:p>0,25</text:p>
          </table:table-cell>
          <table:table-cell table:style-name="ce8" office:value-type="float" office:value="1.20715378328788" calcext:value-type="float">
            <text:p>1,21</text:p>
          </table:table-cell>
        </table:table-row>
        <table:table-row table:style-name="ro1">
          <table:table-cell table:style-name="ce1" table:number-columns-repeated="2"/>
          <table:table-cell table:number-columns-repeated="16"/>
          <table:table-cell office:value-type="float" office:value="65.268" calcext:value-type="float">
            <text:p>65,268</text:p>
          </table:table-cell>
          <table:table-cell table:number-columns-repeated="2"/>
          <table:table-cell office:value-type="float" office:value="65.268" calcext:value-type="float">
            <text:p>65,268</text:p>
          </table:table-cell>
          <table:table-cell/>
          <table:table-cell table:style-name="ce8" office:value-type="float" office:value="0.895271038712068" calcext:value-type="float">
            <text:p>0,90</text:p>
          </table:table-cell>
          <table:table-cell table:style-name="ce8" office:value-type="float" office:value="0.279689739943476" calcext:value-type="float">
            <text:p>0,28</text:p>
          </table:table-cell>
        </table:table-row>
        <table:table-row table:style-name="ro1">
          <table:table-cell table:style-name="ce1" table:number-columns-repeated="2"/>
          <table:table-cell table:number-columns-repeated="16"/>
          <table:table-cell office:value-type="float" office:value="79.99" calcext:value-type="float">
            <text:p>79,99</text:p>
          </table:table-cell>
          <table:table-cell table:number-columns-repeated="2"/>
          <table:table-cell office:value-type="float" office:value="79.99" calcext:value-type="float">
            <text:p>79,99</text:p>
          </table:table-cell>
          <table:table-cell/>
          <table:table-cell table:style-name="ce8" office:value-type="float" office:value="0.968378131753739" calcext:value-type="float">
            <text:p>0,97</text:p>
          </table:table-cell>
          <table:table-cell table:style-name="ce8" office:value-type="float" office:value="5.99613790948138" calcext:value-type="float">
            <text:p>6,00</text:p>
          </table:table-cell>
        </table:table-row>
        <table:table-row table:style-name="ro1">
          <table:table-cell table:style-name="ce1" office:value-type="string" calcext:value-type="string">
            <text:p>Steigung</text:p>
          </table:table-cell>
          <table:table-cell table:style-name="ce1" table:formula="of:=SLOPE([.B23:.B33];[.A23:.A33])" office:value-type="float" office:value="-0.0635093413576799" calcext:value-type="float">
            <text:p>-0,0635093414</text:p>
          </table:table-cell>
          <table:table-cell table:number-columns-repeated="16"/>
          <table:table-cell office:value-type="float" office:value="75.685" calcext:value-type="float">
            <text:p>75,685</text:p>
          </table:table-cell>
          <table:table-cell table:number-columns-repeated="2"/>
          <table:table-cell office:value-type="float" office:value="75.685" calcext:value-type="float">
            <text:p>75,685</text:p>
          </table:table-cell>
          <table:table-cell/>
          <table:table-cell table:style-name="ce8" office:value-type="float" office:value="0.943237579016209" calcext:value-type="float">
            <text:p>0,94</text:p>
          </table:table-cell>
          <table:table-cell table:style-name="ce8" office:value-type="float" office:value="5.67857794583638" calcext:value-type="float">
            <text:p>5,68</text:p>
          </table:table-cell>
        </table:table-row>
        <table:table-row table:style-name="ro1">
          <table:table-cell table:style-name="ce1" office:value-type="string" calcext:value-type="string">
            <text:p>Achsenabschnitt</text:p>
          </table:table-cell>
          <table:table-cell table:style-name="ce1" table:formula="of:=INTERCEPT([.B23:.B33];[.A23:.A33])" office:value-type="float" office:value="1.42697825328289" calcext:value-type="float">
            <text:p>1,4269782533</text:p>
          </table:table-cell>
          <table:table-cell table:number-columns-repeated="16"/>
          <table:table-cell office:value-type="float" office:value="72.335" calcext:value-type="float">
            <text:p>72,335</text:p>
          </table:table-cell>
          <table:table-cell table:number-columns-repeated="2"/>
          <table:table-cell office:value-type="float" office:value="72.335" calcext:value-type="float">
            <text:p>72,335</text:p>
          </table:table-cell>
          <table:table-cell/>
          <table:table-cell table:style-name="ce8" office:value-type="float" office:value="0.943237579016209" calcext:value-type="float">
            <text:p>0,94</text:p>
          </table:table-cell>
          <table:table-cell table:style-name="ce8" office:value-type="float" office:value="7.79738711881247" calcext:value-type="float">
            <text:p>7,80</text:p>
          </table:table-cell>
        </table:table-row>
        <table:table-row table:style-name="ro1">
          <table:table-cell table:style-name="ce1" office:value-type="string" calcext:value-type="string">
            <text:p>R²</text:p>
          </table:table-cell>
          <table:table-cell table:style-name="ce1" office:value-type="float" office:value="0.9869" calcext:value-type="float">
            <text:p>0,9869</text:p>
          </table:table-cell>
          <table:table-cell table:number-columns-repeated="16"/>
          <table:table-cell office:value-type="float" office:value="69.659" calcext:value-type="float">
            <text:p>69,659</text:p>
          </table:table-cell>
          <table:table-cell table:number-columns-repeated="2"/>
          <table:table-cell office:value-type="float" office:value="69.659" calcext:value-type="float">
            <text:p>69,659</text:p>
          </table:table-cell>
          <table:table-cell/>
          <table:table-cell table:style-name="ce8" office:value-type="float" office:value="0.828181589398382" calcext:value-type="float">
            <text:p>0,83</text:p>
          </table:table-cell>
          <table:table-cell table:style-name="ce8" office:value-type="float" office:value="4.20300743757822" calcext:value-type="float">
            <text:p>4,20</text:p>
          </table:table-cell>
        </table:table-row>
        <table:table-row table:style-name="ro1">
          <table:table-cell table:number-columns-repeated="18"/>
          <table:table-cell office:value-type="float" office:value="65.129" calcext:value-type="float">
            <text:p>65,129</text:p>
          </table:table-cell>
          <table:table-cell table:number-columns-repeated="2"/>
          <table:table-cell office:value-type="float" office:value="65.129" calcext:value-type="float">
            <text:p>65,129</text:p>
          </table:table-cell>
          <table:table-cell/>
          <table:table-cell table:style-name="ce8" office:value-type="float" office:value="0.652062022212646" calcext:value-type="float">
            <text:p>0,65</text:p>
          </table:table-cell>
          <table:table-cell table:style-name="ce8" office:value-type="float" office:value="2.32428027913684" calcext:value-type="float">
            <text:p>2,32</text:p>
          </table:table-cell>
        </table:table-row>
        <table:table-row table:style-name="ro1">
          <table:table-cell table:number-columns-repeated="18"/>
          <table:table-cell office:value-type="float" office:value="64.298" calcext:value-type="float">
            <text:p>64,298</text:p>
          </table:table-cell>
          <table:table-cell table:number-columns-repeated="2"/>
          <table:table-cell office:value-type="float" office:value="64.298" calcext:value-type="float">
            <text:p>64,298</text:p>
          </table:table-cell>
          <table:table-cell table:number-columns-repeated="3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number-columns-repeated="17"/>
          <table:table-cell office:value-type="string" calcext:value-type="string">
            <text:p>x1l</text:p>
          </table:table-cell>
          <table:table-cell office:value-type="string" calcext:value-type="string">
            <text:p>x1v</text:p>
          </table:table-cell>
          <table:table-cell/>
          <table:table-cell office:value-type="string" calcext:value-type="string">
            <text:p>x2L</text:p>
          </table:table-cell>
          <table:table-cell office:value-type="string" calcext:value-type="string">
            <text:p>x2V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7"/>
          <table:table-cell table:number-columns-repeated="2" table:style-name="ce8" office:value-type="float" office:value="1" calcext:value-type="float">
            <text:p>1,00</text:p>
          </table:table-cell>
          <table:table-cell/>
          <table:table-cell table:number-columns-repeated="2" table:style-name="ce6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983252394018966" calcext:value-type="float">
            <text:p>0,98</text:p>
          </table:table-cell>
          <table:table-cell table:style-name="ce8" office:value-type="float" office:value="0.818055987773709" calcext:value-type="float">
            <text:p>0,82</text:p>
          </table:table-cell>
          <table:table-cell/>
          <table:table-cell table:style-name="ce6" office:value-type="float" office:value="0.016747605981034" calcext:value-type="float">
            <text:p>0,017</text:p>
          </table:table-cell>
          <table:table-cell table:style-name="ce6" office:value-type="float" office:value="0.181944012226291" calcext:value-type="float">
            <text:p>0,182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937740867001475" calcext:value-type="float">
            <text:p>0,94</text:p>
          </table:table-cell>
          <table:table-cell table:style-name="ce8" office:value-type="float" office:value="0.715106050965414" calcext:value-type="float">
            <text:p>0,72</text:p>
          </table:table-cell>
          <table:table-cell/>
          <table:table-cell table:style-name="ce6" office:value-type="float" office:value="0.0622591329985249" calcext:value-type="float">
            <text:p>0,062</text:p>
          </table:table-cell>
          <table:table-cell table:style-name="ce6" office:value-type="float" office:value="0.284893949034585" calcext:value-type="float">
            <text:p>0,285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902766348699163" calcext:value-type="float">
            <text:p>0,90</text:p>
          </table:table-cell>
          <table:table-cell table:style-name="ce8" office:value-type="float" office:value="0.646811045244944" calcext:value-type="float">
            <text:p>0,65</text:p>
          </table:table-cell>
          <table:table-cell/>
          <table:table-cell table:style-name="ce6" office:value-type="float" office:value="0.0972336513008369" calcext:value-type="float">
            <text:p>0,097</text:p>
          </table:table-cell>
          <table:table-cell table:style-name="ce6" office:value-type="float" office:value="0.353188954755056" calcext:value-type="float">
            <text:p>0,353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867018005108008" calcext:value-type="float">
            <text:p>0,87</text:p>
          </table:table-cell>
          <table:table-cell table:style-name="ce8" office:value-type="float" office:value="0.604135805433434" calcext:value-type="float">
            <text:p>0,60</text:p>
          </table:table-cell>
          <table:table-cell/>
          <table:table-cell table:style-name="ce6" office:value-type="float" office:value="0.132981994891992" calcext:value-type="float">
            <text:p>0,133</text:p>
          </table:table-cell>
          <table:table-cell table:style-name="ce6" office:value-type="float" office:value="0.395864194566566" calcext:value-type="float">
            <text:p>0,39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83044208012239" calcext:value-type="float">
            <text:p>0,83</text:p>
          </table:table-cell>
          <table:table-cell table:style-name="ce8" office:value-type="float" office:value="0.574900497302957" calcext:value-type="float">
            <text:p>0,57</text:p>
          </table:table-cell>
          <table:table-cell/>
          <table:table-cell table:style-name="ce6" office:value-type="float" office:value="0.16955791987761" calcext:value-type="float">
            <text:p>0,170</text:p>
          </table:table-cell>
          <table:table-cell table:style-name="ce6" office:value-type="float" office:value="0.425099502697043" calcext:value-type="float">
            <text:p>0,425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754558654424436" calcext:value-type="float">
            <text:p>0,75</text:p>
          </table:table-cell>
          <table:table-cell table:style-name="ce8" office:value-type="float" office:value="0.529759026162105" calcext:value-type="float">
            <text:p>0,53</text:p>
          </table:table-cell>
          <table:table-cell/>
          <table:table-cell table:style-name="ce6" office:value-type="float" office:value="0.245441345575564" calcext:value-type="float">
            <text:p>0,245</text:p>
          </table:table-cell>
          <table:table-cell table:style-name="ce6" office:value-type="float" office:value="0.470240973837895" calcext:value-type="float">
            <text:p>0,47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104728961287932" calcext:value-type="float">
            <text:p>0,10</text:p>
          </table:table-cell>
          <table:table-cell table:style-name="ce8" office:value-type="float" office:value="0.0316218682462609" calcext:value-type="float">
            <text:p>0,03</text:p>
          </table:table-cell>
          <table:table-cell/>
          <table:table-cell table:style-name="ce6" office:value-type="float" office:value="0.895271038712068" calcext:value-type="float">
            <text:p>0,895</text:p>
          </table:table-cell>
          <table:table-cell table:style-name="ce6" office:value-type="float" office:value="0.968378131753739" calcext:value-type="float">
            <text:p>0,968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0316218682462609" calcext:value-type="float">
            <text:p>0,03</text:p>
          </table:table-cell>
          <table:table-cell table:style-name="ce8" office:value-type="float" office:value="0.171818410601618" calcext:value-type="float">
            <text:p>0,17</text:p>
          </table:table-cell>
          <table:table-cell/>
          <table:table-cell table:style-name="ce6" office:value-type="float" office:value="0.968378131753739" calcext:value-type="float">
            <text:p>0,968</text:p>
          </table:table-cell>
          <table:table-cell table:style-name="ce6" office:value-type="float" office:value="0.828181589398382" calcext:value-type="float">
            <text:p>0,828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0567624209837907" calcext:value-type="float">
            <text:p>0,06</text:p>
          </table:table-cell>
          <table:table-cell table:style-name="ce8" office:value-type="float" office:value="0.254060363131114" calcext:value-type="float">
            <text:p>0,25</text:p>
          </table:table-cell>
          <table:table-cell/>
          <table:table-cell table:style-name="ce6" office:value-type="float" office:value="0.943237579016209" calcext:value-type="float">
            <text:p>0,943</text:p>
          </table:table-cell>
          <table:table-cell table:style-name="ce6" office:value-type="float" office:value="0.745939636868886" calcext:value-type="float">
            <text:p>0,74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0567624209837907" calcext:value-type="float">
            <text:p>0,06</text:p>
          </table:table-cell>
          <table:table-cell table:style-name="ce8" office:value-type="float" office:value="0.311419465413914" calcext:value-type="float">
            <text:p>0,31</text:p>
          </table:table-cell>
          <table:table-cell/>
          <table:table-cell table:style-name="ce6" office:value-type="float" office:value="0.943237579016209" calcext:value-type="float">
            <text:p>0,943</text:p>
          </table:table-cell>
          <table:table-cell table:style-name="ce6" office:value-type="float" office:value="0.688580534586086" calcext:value-type="float">
            <text:p>0,689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171818410601618" calcext:value-type="float">
            <text:p>0,17</text:p>
          </table:table-cell>
          <table:table-cell table:style-name="ce8" office:value-type="float" office:value="0.417442420666763" calcext:value-type="float">
            <text:p>0,42</text:p>
          </table:table-cell>
          <table:table-cell/>
          <table:table-cell table:style-name="ce6" office:value-type="float" office:value="0.828181589398382" calcext:value-type="float">
            <text:p>0,828</text:p>
          </table:table-cell>
          <table:table-cell table:style-name="ce6" office:value-type="float" office:value="0.582557579333237" calcext:value-type="float">
            <text:p>0,583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347937977787354" calcext:value-type="float">
            <text:p>0,35</text:p>
          </table:table-cell>
          <table:table-cell table:style-name="ce8" office:value-type="float" office:value="0.450639311391837" calcext:value-type="float">
            <text:p>0,45</text:p>
          </table:table-cell>
          <table:table-cell/>
          <table:table-cell table:style-name="ce6" office:value-type="float" office:value="0.652062022212646" calcext:value-type="float">
            <text:p>0,652</text:p>
          </table:table-cell>
          <table:table-cell table:style-name="ce6" office:value-type="float" office:value="0.549360688608163" calcext:value-type="float">
            <text:p>0,5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9" loext:min-decimal-places="9" number:min-integer-digits="1" number:grouping="true"/>
    </number:number-style>
    <number:number-style style:name="N116">
      <number:number number:decimal-places="10" loext:min-decimal-places="10" number:min-integer-digits="1" number:grouping="true"/>
    </number:number-style>
    <number:number-style style:name="N117">
      <number:number number:decimal-places="11" loext:min-decimal-places="11" number:min-integer-digits="1" number:grouping="true"/>
    </number:number-style>
    <number:number-style style:name="N118">
      <number:number number:decimal-places="12" loext:min-decimal-places="12" number:min-integer-digits="1" number:grouping="true"/>
    </number:number-style>
    <number:number-style style:name="N119">
      <number:number number:decimal-places="13" loext:min-decimal-places="13" number:min-integer-digits="1" number:grouping="true"/>
    </number:number-style>
    <number:number-style style:name="N120">
      <number:number number:decimal-places="14" loext:min-decimal-places="14" number:min-integer-digits="1" number:grouping="true"/>
    </number:number-style>
    <number:number-style style:name="N121">
      <number:number number:decimal-places="15" loext:min-decimal-places="15" number:min-integer-digits="1" number:grouping="true"/>
    </number:number-style>
    <number:number-style style:name="N122">
      <number:number number:decimal-places="16" loext:min-decimal-places="16" number:min-integer-digits="1" number:grouping="true"/>
    </number:number-style>
    <number:number-style style:name="N123">
      <number:number number:decimal-places="17" loext:min-decimal-places="17" number:min-integer-digits="1" number:grouping="true"/>
    </number:number-style>
    <number:number-style style:name="N124">
      <number:number number:decimal-places="18" loext:min-decimal-places="18" number:min-integer-digits="1" number:grouping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00.00.0000</text:date>, <text:time style:data-style-name="N2" text:time-value="10:09:30.3438334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5:24:54.553243213</meta:creation-date>
    <dc:date>2020-07-16T17:30:34.694479235</dc:date>
    <meta:editing-duration>PT7H30M59S</meta:editing-duration>
    <meta:editing-cycles>5</meta:editing-cycles>
    <meta:generator>LibreOffice/5.1.6.2$Linux_X86_64 LibreOffice_project/10m0$Build-2</meta:generator>
    <meta:document-statistic meta:table-count="1" meta:cell-count="4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name="polpy2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82cm" svg:height="20.019cm" xlink:href=".." xlink:type="simple" chart:class="chart:scatter" chart:style-name="ch1">
        <chart:title svg:x="12.681cm" svg:y="0.536cm" chart:style-name="ch2">
          <text:p>Kalibriergerade Refraktometer</text:p>
        </chart:title>
        <chart:legend chart:legend-position="end" svg:x="27.572cm" svg:y="9.212cm" style:legend-expansion="high" chart:style-name="ch3"/>
        <chart:plot-area chart:style-name="ch4" table:cell-range-address="Tabelle1.A23:Tabelle1.B33" svg:x="0.689cm" svg:y="0.588cm" svg:width="24.952cm" svg:height="18.157cm">
          <chartooo:coordinate-region svg:x="1.601cm" svg:y="0.787cm" svg:width="23.8cm" svg:height="17.311cm"/>
          <chart:axis chart:dimension="x" chart:name="primary-x" chart:style-name="ch5">
            <chart:title svg:x="12.605cm" svg:y="19.145cm" chart:style-name="ch6">
              <text:p>x EtOH</text:p>
            </chart:title>
          </chart:axis>
          <chart:axis chart:dimension="y" chart:name="primary-y" chart:style-name="ch5">
            <chart:title svg:x="0cm" svg:y="9.975cm" chart:style-name="ch7">
              <text:p>SW</text:p>
            </chart:title>
            <chart:grid chart:style-name="ch8" chart:class="major"/>
          </chart:axis>
          <chart:series chart:style-name="ch9" chart:values-cell-range-address="Tabelle1.B23:Tabelle1.B33" chart:class="chart:scatter">
            <chart:domain table:cell-range-address="Tabelle1.A23:Tabelle1.A33"/>
            <chart:regression-curve chart:style-name="ch10">
              <chart:equation chart:display-equation="true" chart:display-r-square="true" svg:x="1.554cm" svg:y="9.353cm"/>
            </chart:regression-curve>
            <chart:regression-curve chart:style-name="ch11">
              <chart:equation chart:display-equation="true" chart:display-r-square="true" svg:x="9.563cm" svg:y="3.875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3:Tabelle1.A33</svg:desc>
                </draw:g>
              </table:table-cell>
              <table:table-cell office:value-type="float" office:value="1.4232">
                <text:p>1.4232</text:p>
                <draw:g>
                  <svg:desc>Tabelle1.B23:Tabelle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3">
                <text:p>0.0913</text:p>
              </table:table-cell>
              <table:table-cell office:value-type="float" office:value="1.4198">
                <text:p>1.4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86">
                <text:p>0.1686</text:p>
              </table:table-cell>
              <table:table-cell office:value-type="float" office:value="1.4161">
                <text:p>1.4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5">
                <text:p>0.2945</text:p>
              </table:table-cell>
              <table:table-cell office:value-type="float" office:value="1.4098">
                <text:p>1.4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7">
                <text:p>0.4017</text:p>
              </table:table-cell>
              <table:table-cell office:value-type="float" office:value="1.4037">
                <text:p>1.4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3">
                <text:p>0.4923</text:p>
              </table:table-cell>
              <table:table-cell office:value-type="float" office:value="1.3982">
                <text:p>1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3">
                <text:p>0.6013</text:p>
              </table:table-cell>
              <table:table-cell office:value-type="float" office:value="1.3912">
                <text:p>1.3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74">
                <text:p>0.6974</text:p>
              </table:table-cell>
              <table:table-cell office:value-type="float" office:value="1.3844">
                <text:p>1.3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82">
                <text:p>0.7982</text:p>
              </table:table-cell>
              <table:table-cell office:value-type="float" office:value="1.3772">
                <text:p>1.3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21">
                <text:p>0.9021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3592">
                <text:p>1.3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